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agraph-properties fo:text-align="center"/>
    </style:style>
    <style:style style:name="P4" style:family="paragraph" style:parent-style-name="Standard">
      <style:paragraph-properties fo:margin-left="0.575cm" fo:margin-right="0cm" fo:text-indent="0cm" style:auto-text-indent="false"/>
    </style:style>
    <style:style style:name="P5" style:family="paragraph" style:parent-style-name="Standard">
      <style:paragraph-properties fo:margin-left="0.575cm" fo:margin-right="0cm" fo:text-indent="0cm" style:auto-text-indent="false"/>
      <style:text-properties fo:font-weight="normal" style:font-weight-asian="normal" style:font-weight-complex="normal"/>
    </style:style>
    <style:style style:name="P6" style:family="paragraph" style:parent-style-name="Standard">
      <style:paragraph-properties fo:margin-left="0cm" fo:margin-right="0cm" fo:text-indent="0cm" style:auto-text-indent="false"/>
      <style:text-properties fo:font-weight="bold" style:font-weight-asian="bold" style:font-weight-complex="bold"/>
    </style:style>
    <style:style style:name="P7" style:family="paragraph" style:parent-style-name="Standard">
      <style:paragraph-properties fo:margin-left="0cm" fo:margin-right="0cm" fo:text-indent="0cm" style:auto-text-indent="false"/>
      <style:text-properties fo:font-weight="normal" style:font-weight-asian="normal" style:font-weight-complex="normal"/>
    </style:style>
    <style:style style:name="P8" style:family="paragraph" style:parent-style-name="Standard">
      <style:paragraph-properties fo:margin-left="2.006cm" fo:margin-right="0cm" fo:text-indent="0cm" style:auto-text-indent="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break-before="page"/>
      <style:text-properties fo:font-weight="bold" style:font-weight-asian="bold" style:font-weight-complex="bold"/>
    </style:style>
    <style:style style:name="P11" style:family="paragraph" style:parent-style-name="Standard">
      <style:text-properties fo:font-size="10.5pt" style:font-size-asian="10.5pt" style:font-size-complex="10.5pt"/>
    </style:style>
    <style:style style:name="P12"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gr1" style:family="graphic">
      <style:graphic-properties draw:fill="hatch" draw:fill-hatch-name="Black_20_0_20_Degrees" draw:fill-hatch-solid="true" draw:opacity="50%" draw:textarea-horizontal-align="center" draw:textarea-vertical-align="middle" fo:padding-top="1cm" fo:padding-bottom="1cm" fo:padding-left="1cm" fo:padding-right="1cm" draw:shadow-opacity="50%"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hatch" draw:fill-color="#00cccc" draw:fill-hatch-name="Black_20_0_20_Degrees" draw:fill-hatch-solid="true" draw:opacity="50%" draw:textarea-horizontal-align="center" draw:textarea-vertical-align="middle" fo:padding-top="1cm" fo:padding-bottom="1cm" fo:padding-left="1cm" fo:padding-right="1cm" draw:shadow-opacity="50%"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hatch" draw:fill-color="#000080" draw:fill-hatch-name="Black_20_0_20_Degrees" draw:fill-hatch-solid="true" draw:opacity="50%" draw:textarea-horizontal-align="center" draw:textarea-vertical-align="middle" fo:padding-top="1cm" fo:padding-bottom="1cm" fo:padding-left="1cm" fo:padding-right="1cm" draw:shadow-opacity="50%"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hatch" draw:fill-color="#ff3366" draw:fill-gradient-name="Gradient_20_1" draw:fill-hatch-name="Black_20_0_20_Degrees" draw:fill-hatch-solid="true" draw:opacity="50%" draw:textarea-horizontal-align="justify" draw:textarea-vertical-align="middle" fo:padding-top="1cm" fo:padding-bottom="1cm" fo:padding-left="1cm" fo:padding-right="1cm" draw:shadow-opacity="50%" style:run-through="foreground"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fill="hatch" draw:fill-hatch-name="Black_20_0_20_Degrees" draw:fill-hatch-solid="true" draw:opacity="50%" draw:textarea-horizontal-align="center" draw:textarea-vertical-align="middle" fo:padding-top="1cm" fo:padding-bottom="1cm" fo:padding-left="1cm" fo:padding-right="1cm" draw:shadow-opacity="50%" style:run-through="foreground"/>
    </style:style>
    <style:style style:name="gr7" style:family="graphic">
      <style:graphic-properties draw:fill="hatch" draw:fill-color="#ff3366" draw:fill-gradient-name="Gradient_20_1" draw:fill-hatch-name="Black_20_0_20_Degrees" draw:fill-hatch-solid="true" draw:opacity="50%" draw:textarea-horizontal-align="justify" draw:textarea-vertical-align="middle" fo:padding-top="1cm" fo:padding-bottom="1cm" fo:padding-left="1cm" fo:padding-right="1cm" draw:shadow-opacity="5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nition of relating and combining files in EpiData Entry and Analysis. </text:p>
      <text:p text:style-name="Standard">J Lauritsen Oct.2007 v1.1</text:p>
      <text:p text:style-name="P1"/>
      <text:p text:style-name="P1">EpiData Analysis.</text:p>
      <text:p text:style-name="Standard">Before using the following commands ALL are preceded by: <text:span text:style-name="T1">read fileA /close</text:span></text:p>
      <text:p text:style-name="Standard"/>
      <text:p text:style-name="P2"/>
      <text:p text:style-name="P1"><draw:rect text:anchor-type="paragraph" draw:z-index="0" draw:style-name="gr1" draw:text-style-name="P3" svg:width="0.805cm" svg:height="1.059cm" svg:x="0.012cm" svg:y="0.344cm"><text:p/></draw:rect><draw:rect text:anchor-type="paragraph" draw:z-index="1" draw:style-name="gr2" draw:text-style-name="P3" svg:width="0.687cm" svg:height="1.318cm" svg:x="0.485cm" svg:y="0.085cm"><text:p/></draw:rect><draw:rect text:anchor-type="paragraph" draw:z-index="2" draw:style-name="gr3" draw:text-style-name="P3" svg:width="0.091cm" svg:height="2.368cm" svg:x="0.395cm" svg:y="0.093cm"><text:p/></draw:rect>Combine variables and observations from fileB and fileA. </text:p>
      <text:p text:style-name="P4"><draw:rect text:anchor-type="paragraph" draw:z-index="3" draw:style-name="gr2" draw:text-style-name="P3" svg:width="0.359cm" svg:height="1.059cm" svg:x="0.817cm" svg:y="0.915cm"><text:p/></draw:rect><draw:rect text:anchor-type="paragraph" draw:z-index="4" draw:style-name="gr2" draw:text-style-name="P3" svg:width="0.422cm" svg:height="1.059cm" svg:x="0.395cm" svg:y="0.915cm"><text:p/></draw:rect>Add variables and observations from fileB and fileA based on ID variable. </text:p>
      <text:p text:style-name="P4"><text:tab/>FileA: Must be unique in ID variables</text:p>
      <text:p text:style-name="P4"><text:tab/>FileB: Must be unique in ID variables</text:p>
      <text:p text:style-name="P4"><text:s text:c="4"/>ID variables: cannot contain missing value.<text:line-break/>Accept all observations in A or B. <text:line-break/>Variables in both files: Take definition and value from fileA. </text:p>
      <text:p text:style-name="P4">Variables only in fileA or fileB: Take from that file</text:p>
      <text:p text:style-name="P4">Command: merge <text:span text:style-name="T1">idvar <text:s/>[idvar2 idvar3] /filename=fileB <text:s/></text:span></text:p>
      <text:p text:style-name="P5">Report:<text:tab/>Number of observations in fileA and fileB. </text:p>
      <text:p text:style-name="P5"><text:tab/><text:tab/>Number of different values of ”Idvar” in fileA and fileB. </text:p>
      <text:p text:style-name="P5"><text:tab/><text:tab/>Number of excluded observations based on ”set read deleted”</text:p>
      <text:p text:style-name="P5"/>
      <text:p text:style-name="P5">Variation of the command:</text:p>
      <text:p text:style-name="P4">Command: <text:span text:style-name="T1">merge idvar <text:s/>[idvar2 idvar3] </text:span><text:span text:style-name="T1">/filename=</text:span><text:span text:style-name="T1">fileB <text:s/>/noupdate</text:span></text:p>
      <text:p text:style-name="P5"><text:tab/>With update parameter values are always taken from fileA even if this value was a <text:tab/>missing value (missing can be ”.” ”” or a defined missing value).</text:p>
      <text:p text:style-name="P5"/>
      <text:p text:style-name="Standard"/>
      <text:p text:style-name="P1"><draw:rect text:anchor-type="paragraph" draw:z-index="6" draw:style-name="gr1" draw:text-style-name="P3" svg:width="0.805cm" svg:height="1.059cm" svg:x="0.035cm" svg:y="0.093cm"><text:p/></draw:rect><draw:rect text:anchor-type="paragraph" draw:z-index="8" draw:style-name="gr2" draw:text-style-name="P3" svg:width="0.599cm" svg:height="1.059cm" svg:x="0.707cm" svg:y="0.093cm"><text:p/></draw:rect><draw:rect text:anchor-type="paragraph" draw:z-index="9" draw:style-name="gr3" draw:text-style-name="P3" svg:width="0.078cm" svg:height="2.027cm" svg:x="0.63cm" svg:y="0.093cm"><text:p/></draw:rect>Add variables from file B to file A based on id-variable. No new observations</text:p>
      <text:p text:style-name="P4"><draw:rect text:anchor-type="paragraph" draw:z-index="7" draw:style-name="gr4" draw:text-style-name="P3" svg:width="0.62cm" svg:height="0.969cm" svg:x="0.63cm" svg:y="0.665cm"><text:p/></draw:rect>Add variables from fileB to fileA based on ID variable. This is a socalled ”table lookup”. Accept only observations by variable (IDvar) from fileA <text:line-break/>Variables in both files: Take definition and value from fileA. </text:p>
      <text:p text:style-name="P4">Variables only in fileA or fileB: Take from that file</text:p>
      <text:p text:style-name="P4">File B: Must be unique in ID variable. Reject observations not found in fileA. FileA can be unique or non-unique on the ID variable</text:p>
      <text:p text:style-name="P4">Command: <text:span text:style-name="T1">merge idvar1 [idvar2 idvar3] <text:s/></text:span><text:span text:style-name="T1">/filename=</text:span><text:span text:style-name="T1">fileB <text:s/>/Table</text:span></text:p>
      <text:p text:style-name="P5">Report:<text:tab/>Number of observations in fileA and fileB. </text:p>
      <text:p text:style-name="P5"><text:tab/><text:tab/>Number of different values of ”Idvar” in fileA and fileB. </text:p>
      <text:p text:style-name="P5"><text:tab/><text:tab/>Number of unused observations in fileB (had no values of idvar in fileA)</text:p>
      <text:p text:style-name="P5"><text:tab/><text:tab/>Number of excluded observations based on ”set read deleted”</text:p>
      <text:p text:style-name="P5"/>
      <text:p text:style-name="P5"/>
      <text:p text:style-name="P6">ERROR reporting with /Merge</text:p>
      <text:p text:style-name="P7">When <text:s/>the non-unique requirement in the sections above is NOT met, then also report as many times as non-unique ids exists:</text:p>
      <text:p text:style-name="P7">Non-Unique id: xxxx xxx xxxx (the 1-3 variable values) <text:s text:c="2"/>Records: y= number of times</text:p>
      <text:p text:style-name="P7">Non-Unique id: xxxx xxx xxxx (the 1-3 variable values) <text:s text:c="2"/>Records: y= number of times</text:p>
      <text:p text:style-name="P7"/>
      <text:p text:style-name="P7"/>
      <text:p text:style-name="P7"/>
      <text:p text:style-name="P6"/>
      <text:p text:style-name="P1"><draw:g text:anchor-type="paragraph" draw:z-index="5" draw:style-name="gr5"><draw:rect draw:style-name="gr6" draw:text-style-name="P3" svg:width="0.805cm" svg:height="1.059cm" svg:x="0.013cm" svg:y="0.205cm"><text:p/></draw:rect><draw:rect draw:style-name="gr7" draw:text-style-name="P3" svg:width="0.599cm" svg:height="0.969cm" svg:x="0.817cm" svg:y="1.376cm"><text:p/></draw:rect><draw:rect draw:style-name="gr6" draw:text-style-name="P3" svg:width="0.807cm" svg:height="0.969cm" svg:x="0.011cm" svg:y="1.376cm"><text:p/></draw:rect></draw:g>Append</text:p>
      <text:p text:style-name="P4">Add observations (records) from fileB for variables in fileA. No change is made to the structure of the data, and all definitions are taken from fileA. </text:p>
      <text:p text:style-name="P8">Variables only in fileB are rejected. To keep these start with fileB and append fileA.</text:p>
      <text:p text:style-name="P4">Command to do this:<text:span text:style-name="T2"> </text:span><text:span text:style-name="T1">append fileB</text:span></text:p>
      <text:p text:style-name="P5"><text:tab/>Report: Number of observations in A and B. Rejected variables in file B. <text:s/></text:p>
      <text:p text:style-name="P9"><text:span text:style-name="T2"><text:tab/><text:tab/><text:tab/>Number of excluded observations based on ”set read deleted”</text:span><text:span text:style-name="T1"><text:tab/></text:span></text:p>
      <text:p text:style-name="P1"/>
      <text:p text:style-name="P10">EpiData Entry</text:p>
      <text:p text:style-name="Standard"/>
      <text:p text:style-name="Standard">For dataentry this is defined with the chk file command ”relate”, which has this structure and definition (excerpt from help file):</text:p>
      <text:p text:style-name="Standard"/>
      <text:p text:style-name="P11">RELATE</text:p>
      <text:p text:style-name="P11">RELATE is a command used for linking two different data files relationally during data entry. When the RELATE command is encountered in the main (parent) file, data entry continues in the related (child) file. The syntax of RELATE is:</text:p>
      <text:p text:style-name="P11"/>
      <text:p text:style-name="P11">RELATE identifier_field <text:s/>filename <text:s/>[1]</text:p>
      <text:p text:style-name="P11"/>
      <text:p text:style-name="P11">The identifier field is the name of field that exists in both the main (parent) data file and the related (child) data file. The identifier field does not have to be the same field as the field that calls RELATE. The identifier field must be KEY UNIQUE in the main (parent) data file and KEY in the related (child) data file.</text:p>
      <text:p text:style-name="P11"/>
      <text:p text:style-name="P11">If one and only one record in the related data file is allowed for every record in the main data file, the number "1" must follow the command. Otherwise any number of records may be entered into the related file for each record in the main data file with the same value in the identifier field. When a 1-1 relate is specified the user returns to the main data file by pressing [F10], [Ctrl] + [R] or by clicking the close control of the related data entry form.</text:p>
      <text:p text:style-name="P11"/>
      <text:p text:style-name="P11">If a related file has a BEFORE FILE block, the commands in this block will be executed every time the related data file is accessed.</text:p>
      <text:p text:style-name="P11"/>
      <text:p text:style-name="P11">When a data file is opened and its check file contains one or more RELATE commands then all related data files are opened. The data files can be seen as tabs in the bottom of the screen. RELATEd files can be browsed at any time, but they will remain in read only state until called by the main data file's RELATE command.</text:p>
      <text:p text:style-name="P11"/>
      <text:p text:style-name="P11">All data files are closed when the main data file is closed. Clicking the close control of a related data entry form will not close the form but will bring it's parent data files form into focus.</text:p>
      <text:p text:style-name="P11"/>
      <text:p text:style-name="P11">An example of the use of relate is shown in the files HOUSE.REC, PERSON.REC and VISITS.REC found in the samples directory in the EpiData program directory. Use Enter Data and select the data file HOUSE.REC to try the example. On the samples page of www.epidata.dk several comprehensive examples are available showing the flexibility of the relate principle. </text:p>
      <text:p text:style-name="P11"/>
      <text:p text:style-name="P11">NOTE: <text:s/>If you place RELATE in the last field of a data entry form then upon return from a “child” record, EpiDta will place the input at the upper level to a new record. To avoid this place a dummy field as the last field. If the key unique status is violated relate will not be performed. The user will be guided to either move to the record with the value duplicated or to edit the value.</text:p>
      <text:p text:style-name="P11"/>
      <text:p text:style-name="P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1.10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ens Lauritsen</meta:initial-creator>
    <meta:creation-date>2007-09-21T18:54:05</meta:creation-date>
    <dc:creator>Jens Lauritsen</dc:creator>
    <dc:date>2007-10-06T09:26:17</dc:date>
    <dc:language>da-DK</dc:language>
    <meta:editing-cycles>7</meta:editing-cycles>
    <meta:editing-duration>PT2H13M3S</meta:editing-duration>
    <meta:user-defined meta:name="Info 1"/>
    <meta:user-defined meta:name="Info 2"/>
    <meta:user-defined meta:name="Info 3"/>
    <meta:user-defined meta:name="Info 4"/>
    <meta:document-statistic meta:table-count="0" meta:image-count="0" meta:object-count="0" meta:page-count="4" meta:paragraph-count="48" meta:word-count="904" meta:character-count="5178"/>
  </office:meta>
</office:document-meta>
</file>